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5000000245700FC1CEFE65A6D.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Monospace" svg:font-family="Monospace"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_31_._20_Level_20_Indent-first_20_line_20_-_3e_">
      <style:text-properties officeooo:rsid="064f02ae" officeooo:paragraph-rsid="064f02ae"/>
    </style:style>
    <style:style style:name="P2" style:family="paragraph" style:parent-style-name="Main_20_title" style:master-page-name="Standard">
      <style:paragraph-properties fo:margin-top="0in" fo:margin-bottom="0.1402in" loext:contextual-spacing="false" style:page-number="auto"/>
      <style:text-properties fo:font-size="20pt" officeooo:rsid="064da012" officeooo:paragraph-rsid="064da012" fo:background-color="transparent" style:font-size-asian="20pt" style:font-size-complex="20pt"/>
    </style:style>
    <style:style style:name="P3" style:family="paragraph" style:parent-style-name="_31_._20_Level_20_Indent-first_20_line_20_-_3e_">
      <style:text-properties officeooo:rsid="0669913e" officeooo:paragraph-rsid="0669913e"/>
    </style:style>
    <style:style style:name="P4" style:family="paragraph" style:parent-style-name="_31_._20_Level_20_Indent-first_20_line_20_-_3e_">
      <style:text-properties officeooo:rsid="066a04ac" officeooo:paragraph-rsid="066a04ac"/>
    </style:style>
    <style:style style:name="P5" style:family="paragraph" style:parent-style-name="_31_._20_Level_20_Indent-first_20_line_20_-_3e_" style:list-style-name="L3">
      <style:text-properties officeooo:paragraph-rsid="066d6f44"/>
    </style:style>
    <style:style style:name="P6" style:family="paragraph" style:parent-style-name="_31_._20_Level_20_Indent-first_20_line_20_-_3e_" style:master-page-name="">
      <loext:graphic-properties draw:fill="none" draw:fill-image-width="0in" draw:fill-image-height="0in"/>
      <style:paragraph-properties fo:margin-left="0.3118in" fo:margin-right="0in" fo:text-align="justify" style:justify-single-word="false" fo:text-indent="0in" style:auto-text-indent="false" style:page-number="auto" fo:background-color="transparent" style:shadow="none">
        <style:tab-stops/>
      </style:paragraph-properties>
      <style:text-properties style:font-name="Ubuntu1" fo:font-size="10pt" officeooo:paragraph-rsid="0656977e" style:font-size-asian="10pt" style:font-size-complex="10pt"/>
    </style:style>
    <style:style style:name="P7" style:family="paragraph" style:parent-style-name="_31_._20_Level_20_Indent-first_20_line_20_-_3e_">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officeooo:paragraph-rsid="0656977e"/>
    </style:style>
    <style:style style:name="P8" style:family="paragraph" style:parent-style-name="_31_._20_Level_20_Indent-first_20_line_20_-_3e_">
      <loext:graphic-properties draw:fill="none" draw:fill-image-width="0in" draw:fill-image-height="0in"/>
      <style:paragraph-properties fo:margin-left="0.3118in" fo:margin-right="0in" fo:text-align="justify" style:justify-single-word="false" fo:text-indent="0in" style:auto-text-indent="false" fo:background-color="transparent" style:shadow="none">
        <style:tab-stops/>
      </style:paragraph-properties>
      <style:text-properties officeooo:paragraph-rsid="066f3bc1"/>
    </style:style>
    <style:style style:name="P9" style:family="paragraph" style:parent-style-name="_31_._20_Level_20_Indent-first_20_line_20_-_3e_" style:master-page-name="">
      <loext:graphic-properties draw:fill="none" draw:fill-image-width="0in" draw:fill-image-height="0in"/>
      <style:paragraph-properties fo:margin-left="0.3118in" fo:margin-right="0in" fo:text-align="justify" style:justify-single-word="false" fo:text-indent="0in" style:auto-text-indent="false" style:page-number="auto" fo:background-color="transparent" style:shadow="none">
        <style:tab-stops/>
      </style:paragraph-properties>
      <style:text-properties fo:color="#7f0055" style:font-name="Ubuntu1" fo:font-size="10pt" fo:font-weight="bold" officeooo:paragraph-rsid="06598141" style:font-size-asian="10pt" style:font-weight-asian="bold" style:font-size-complex="10pt"/>
    </style:style>
    <style:style style:name="P10" style:family="paragraph" style:parent-style-name="_31_._20_Level_20_Subtitle">
      <style:text-properties officeooo:rsid="0663a3d2" officeooo:paragraph-rsid="0663a3d2"/>
    </style:style>
    <style:style style:name="P11" style:family="paragraph" style:parent-style-name="_31_._20_Level_20_Subtitle">
      <style:text-properties officeooo:rsid="0667c000" officeooo:paragraph-rsid="066a04ac"/>
    </style:style>
    <style:style style:name="P12" style:family="paragraph" style:parent-style-name="_31_._20_Level_20_Subtitle">
      <style:text-properties officeooo:rsid="066a04ac" officeooo:paragraph-rsid="066a04ac"/>
    </style:style>
    <style:style style:name="P13" style:family="paragraph" style:parent-style-name="_31_._20_Level_20_Subtitle">
      <style:text-properties officeooo:rsid="066ba750" officeooo:paragraph-rsid="066ba750"/>
    </style:style>
    <style:style style:name="P14" style:family="paragraph" style:parent-style-name="_31_._20_Level_20_Subtitle" style:list-style-name="">
      <style:paragraph-properties fo:text-align="start" style:justify-single-word="false" fo:keep-together="always">
        <style:tab-stops>
          <style:tab-stop style:position="0.4in"/>
        </style:tab-stops>
      </style:paragraph-properties>
      <style:text-properties officeooo:rsid="066f3bc1" officeooo:paragraph-rsid="066f3bc1"/>
    </style:style>
    <style:style style:name="P15" style:family="paragraph" style:parent-style-name="_31_._20_Level_20_Subtitle">
      <style:paragraph-properties fo:break-before="page"/>
      <style:text-properties officeooo:rsid="066f3bc1" officeooo:paragraph-rsid="066f3bc1"/>
    </style:style>
    <style:style style:name="P16" style:family="paragraph" style:parent-style-name="Standard">
      <style:text-properties style:font-name="Ubuntu1" fo:font-size="10pt" style:font-size-asian="10pt" style:font-size-complex="10pt"/>
    </style:style>
    <style:style style:name="P17" style:family="paragraph" style:parent-style-name="Standard">
      <loext:graphic-properties draw:fill="solid" draw:fill-color="#eeeeee" draw:fill-image-width="0in" draw:fill-image-height="0in"/>
      <style:paragraph-properties fo:margin-left="0.3118in" fo:margin-right="0in" fo:line-height="100%" fo:text-align="start" style:justify-single-word="false" fo:text-indent="0in" style:auto-text-indent="false" fo:background-color="#eeeeee" text:number-lines="false" text:line-number="0"/>
      <style:text-properties style:font-name="Ubuntu1"/>
    </style:style>
    <style:style style:name="P18" style:family="paragraph" style:parent-style-name="Standard" style:list-style-name="">
      <loext:graphic-properties draw:fill="solid" draw:fill-color="#eeeeee" draw:fill-image-width="0in" draw:fill-image-height="0in"/>
      <style:paragraph-properties fo:margin-left="0.3118in" fo:margin-right="0in" fo:line-height="100%" fo:text-align="start" style:justify-single-word="false" fo:text-indent="0in" style:auto-text-indent="false" fo:background-color="#eeeeee" text:number-lines="false" text:line-number="0"/>
      <style:text-properties style:font-name="Ubuntu1" officeooo:paragraph-rsid="066f3bc1"/>
    </style:style>
    <style:style style:name="P19" style:family="paragraph" style:parent-style-name="Standard">
      <loext:graphic-properties draw:fill="solid" draw:fill-color="#eeeeee" draw:fill-image-width="0in" draw:fill-image-height="0in"/>
      <style:paragraph-properties fo:margin-left="0.3118in" fo:margin-right="0in" fo:line-height="100%" fo:text-align="start" style:justify-single-word="false" fo:text-indent="0in" style:auto-text-indent="false" fo:background-color="#eeeeee" text:number-lines="false" text:line-number="0"/>
      <style:text-properties style:font-name="Ubuntu1" fo:font-size="10pt" style:font-size-asian="10pt"/>
    </style:style>
    <style:style style:name="P20" style:family="paragraph" style:parent-style-name="Standard" style:list-style-name="">
      <loext:graphic-properties draw:fill="solid" draw:fill-color="#eeeeee" draw:fill-image-width="0in" draw:fill-image-height="0in"/>
      <style:paragraph-properties fo:margin-left="0.3118in" fo:margin-right="0in" fo:line-height="100%" fo:text-align="start" style:justify-single-word="false" fo:text-indent="0in" style:auto-text-indent="false" fo:background-color="#eeeeee" text:number-lines="false" text:line-number="0"/>
      <style:text-properties style:font-name="Ubuntu1" officeooo:rsid="066f3bc1" officeooo:paragraph-rsid="066f3bc1"/>
    </style:style>
    <style:style style:name="P21" style:family="paragraph" style:parent-style-name="Standard" style:master-page-name="">
      <loext:graphic-properties draw:fill="solid" draw:fill-color="#eeeeee" draw:fill-image-width="0in" draw:fill-image-height="0in"/>
      <style:paragraph-properties fo:margin-left="0.3118in" fo:margin-right="0in" fo:line-height="100%" fo:text-align="justify" style:justify-single-word="false" fo:text-indent="0in" style:auto-text-indent="false" style:page-number="auto" fo:background-color="#eeeeee" text:number-lines="false" text:line-number="0"/>
      <style:text-properties style:font-name="Ubuntu1" fo:font-size="10pt" style:font-size-asian="10pt" style:font-size-complex="10pt"/>
    </style:style>
    <style:style style:name="P22" style:family="paragraph" style:parent-style-name="Standard" style:list-style-name="" style:master-page-name="">
      <loext:graphic-properties draw:fill="solid" draw:fill-color="#eeeeee" draw:fill-image-width="0in" draw:fill-image-height="0in"/>
      <style:paragraph-properties fo:margin-left="0.3118in" fo:margin-right="0in" fo:line-height="100%" fo:text-align="start" style:justify-single-word="false" fo:text-indent="0in" style:auto-text-indent="false" style:page-number="auto" fo:background-color="#eeeeee" text:number-lines="false" text:line-number="0"/>
      <style:text-properties style:font-name="Ubuntu1" officeooo:paragraph-rsid="066f3bc1"/>
    </style:style>
    <style:style style:name="P23" style:family="paragraph" style:parent-style-name="Standard" style:master-page-name="">
      <loext:graphic-properties draw:fill="solid" draw:fill-color="#eeeeee" draw:fill-image-width="0in" draw:fill-image-height="0in"/>
      <style:paragraph-properties fo:margin-left="0.3118in" fo:margin-right="0in" fo:line-height="100%" fo:text-align="start" style:justify-single-word="false" fo:text-indent="0in" style:auto-text-indent="false" style:page-number="auto" fo:background-color="#eeeeee" text:number-lines="false" text:line-number="0"/>
      <style:text-properties style:font-name="Ubuntu1" fo:font-size="10pt" style:font-size-asian="10pt"/>
    </style:style>
    <style:style style:name="T1" style:family="text">
      <style:text-properties fo:color="#000000" style:font-name="Monospace" fo:font-size="10pt" style:font-size-asian="10pt"/>
    </style:style>
    <style:style style:name="T2" style:family="text">
      <style:text-properties fo:color="#000000" style:font-name="Monospace" fo:font-size="10pt" officeooo:rsid="066f3bc1" style:font-size-asian="10pt"/>
    </style:style>
    <style:style style:name="T3" style:family="text">
      <style:text-properties fo:color="#000000" style:font-name="Monospace" fo:font-size="10pt" fo:font-weight="bold" style:font-size-asian="10pt" style:font-weight-asian="bold"/>
    </style:style>
    <style:style style:name="T4" style:family="text">
      <style:text-properties fo:color="#000000" style:font-name="Monospace"/>
    </style:style>
    <style:style style:name="T5" style:family="text">
      <style:text-properties fo:color="#000000"/>
    </style:style>
    <style:style style:name="T6" style:family="text">
      <style:text-properties fo:color="#000000" fo:font-size="10pt" style:font-size-asian="10pt"/>
    </style:style>
    <style:style style:name="T7" style:family="text">
      <style:text-properties fo:color="#000000" fo:font-size="10pt" officeooo:rsid="066f3bc1" style:font-size-asian="10pt"/>
    </style:style>
    <style:style style:name="T8" style:family="text">
      <style:text-properties fo:color="#000000" fo:font-size="10pt" fo:font-weight="bold" style:font-size-asian="10pt" style:font-weight-asian="bold"/>
    </style:style>
    <style:style style:name="T9" style:family="text">
      <style:text-properties fo:color="#000000" fo:font-size="10pt" fo:font-style="italic" style:font-size-asian="10pt" style:font-style-asian="italic"/>
    </style:style>
    <style:style style:name="T10" style:family="text">
      <style:text-properties officeooo:rsid="0663a3d2"/>
    </style:style>
    <style:style style:name="T11" style:family="text">
      <style:text-properties fo:color="#0000ff" style:font-name="Monospace" fo:font-size="10pt" style:font-size-asian="10pt"/>
    </style:style>
    <style:style style:name="T12" style:family="text">
      <style:text-properties fo:color="#0000ff" style:font-name="Monospace" fo:font-size="10pt" officeooo:rsid="066f3bc1" style:font-size-asian="10pt"/>
    </style:style>
    <style:style style:name="T13" style:family="text">
      <style:text-properties fo:color="#0000ff"/>
    </style:style>
    <style:style style:name="T14" style:family="text">
      <style:text-properties fo:color="#0000ff" fo:font-size="10pt" style:font-size-asian="10pt"/>
    </style:style>
    <style:style style:name="T15" style:family="text">
      <style:text-properties fo:color="#0000ff" fo:font-size="10pt" officeooo:rsid="066f3bc1" style:font-size-asian="10pt"/>
    </style:style>
    <style:style style:name="T16" style:family="text">
      <style:text-properties fo:color="#00aa00" style:font-name="Monospace" fo:font-size="10pt" fo:font-style="italic" style:font-size-asian="10pt" style:font-style-asian="italic"/>
    </style:style>
    <style:style style:name="T17" style:family="text">
      <style:text-properties fo:color="#00aa00" fo:font-size="10pt" fo:font-style="italic" style:font-size-asian="10pt" style:font-style-asian="italic"/>
    </style:style>
    <style:style style:name="T18" style:family="text">
      <style:text-properties fo:color="#00aa00" fo:font-size="10pt" fo:font-style="italic" style:text-underline-style="solid" style:text-underline-width="auto" style:text-underline-color="font-color" style:font-size-asian="10pt" style:font-style-asian="italic"/>
    </style:style>
    <style:style style:name="T19" style:family="text">
      <style:text-properties fo:color="#c0c0c0" style:font-name="Monospace" fo:font-size="10pt" style:font-size-asian="10pt"/>
    </style:style>
    <style:style style:name="T20" style:family="text">
      <style:text-properties fo:color="#c0c0c0" style:font-name="Monospace" fo:font-size="10pt" style:text-underline-style="solid" style:text-underline-width="auto" style:text-underline-color="font-color" style:font-size-asian="10pt"/>
    </style:style>
    <style:style style:name="T21" style:family="text">
      <style:text-properties fo:color="#c0c0c0" fo:font-size="10pt" style:font-size-asian="10pt"/>
    </style:style>
    <style:style style:name="T22" style:family="text">
      <style:text-properties fo:color="#c0c0c0" fo:font-size="10pt" style:text-underline-style="solid" style:text-underline-width="auto" style:text-underline-color="font-color" style:font-size-asian="10pt"/>
    </style:style>
    <style:style style:name="T23" style:family="text">
      <style:text-properties fo:color="#800000" style:font-name="Monospace" fo:font-size="10pt" style:font-size-asian="10pt"/>
    </style:style>
    <style:style style:name="T24" style:family="text">
      <style:text-properties fo:color="#800000" fo:font-size="10pt" style:font-size-asian="10pt"/>
    </style:style>
    <style:style style:name="T25" style:family="text">
      <style:text-properties officeooo:rsid="0663d264"/>
    </style:style>
    <style:style style:name="T26" style:family="text">
      <style:text-properties officeooo:rsid="066a04ac"/>
    </style:style>
    <style:style style:name="T27" style:family="text">
      <style:text-properties officeooo:rsid="066ba750"/>
    </style:style>
    <style:style style:name="T28" style:family="text">
      <style:text-properties officeooo:rsid="0670e94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201in" fo:text-indent="-0.25in" fo:margin-left="0.8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701in" fo:text-indent="-0.25in" fo:margin-left="1.0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201in" fo:text-indent="-0.25in" fo:margin-left="1.3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701in" fo:text-indent="-0.25in" fo:margin-left="1.5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201in" fo:text-indent="-0.25in" fo:margin-left="1.8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701in" fo:text-indent="-0.25in" fo:margin-left="2.0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201in" fo:text-indent="-0.25in" fo:margin-left="2.3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701in" fo:text-indent="-0.25in" fo:margin-left="2.5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201in" fo:text-indent="-0.25in" fo:margin-left="2.8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701in" fo:text-indent="-0.25in" fo:margin-left="3.0701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text:span text:style-name="T10">ython deep learning</text:span></text:p>
      <text:p text:style-name="P1"/>
      <text:list xml:id="list4781848897492858586" text:style-name="Sajat_20_szamozas">
        <text:list-item>
          <text:h text:style-name="P10" text:outline-level="1">Idea</text:h>
        </text:list-item>
      </text:list>
      <text:p text:style-name="P1"><draw:frame draw:style-name="fr1" draw:name="Image2" text:anchor-type="as-char" svg:width="2.3854in" svg:height="0.3752in" draw:z-index="0"><draw:image xlink:href="Pictures/10000000000000E5000000245700FC1CEFE65A6D.gif" xlink:type="simple" xlink:show="embed" xlink:actuate="onLoad"/><svg:title>d/dx(x sin(x^2)) = sin(x^2) + 2 x^2 cos(x^2)</svg:title></draw:frame>Starting an UI Automation in Selenium WebDriver is </text:p>
      <text:list xml:id="list328146734401" text:continue-numbering="true" text:style-name="Sajat_20_szamozas">
        <text:list-item>
          <text:h text:style-name="P12" text:outline-level="1">Feed forward</text:h>
        </text:list-item>
        <text:list-item>
          <text:h text:style-name="P13" text:outline-level="1">Training</text:h>
        </text:list-item>
      </text:list>
      <text:p text:style-name="P4">How the training works?</text:p>
      <text:list xml:id="list7760184051823932785" text:style-name="L3">
        <text:list-item>
          <text:p text:style-name="P5"><text:span text:style-name="T26">Let’s start the neural networks with a random set of weights.</text:span></text:p>
        </text:list-item>
        <text:list-item>
          <text:p text:style-name="P5"><text:span text:style-name="T26">We have a set of input data and the corresponding set of expected output data. Take an input data and feed forward it on the neural network.</text:span></text:p>
        </text:list-item>
        <text:list-item>
          <text:p text:style-name="P5"><text:span text:style-name="T26">Of course the output will be totally different to the expected output. Let’s call this different to error.</text:span></text:p>
        </text:list-item>
        <text:list-item>
          <text:p text:style-name="P5"><text:span text:style-name="T26">So we have to correct the weights according to the error.</text:span></text:p>
        </text:list-item>
        <text:list-item>
          <text:p text:style-name="P5"><text:span text:style-name="T26">Now take the next input-expected output data pairs.</text:span></text:p>
        </text:list-item>
        <text:list-item>
          <text:p text:style-name="P5"><text:span text:style-name="T26">When we finished one round we can start it again and again until the error gets under a certain value. The math ensures that the error will be smaller and smaller when we run more and more rounds.</text:span></text:p>
        </text:list-item>
      </text:list>
      <text:list xml:id="list327783453710" text:continue-list="list328146734401" text:style-name="Sajat_20_szamozas">
        <text:list-item>
          <text:h text:style-name="P11" text:outline-level="1">Back propagation</text:h>
        </text:list-item>
      </text:list>
      <text:p text:style-name="P3"><text:span text:style-name="T27">W</text:span>e want to propagate back the square error to the weights. <text:span text:style-name="T27">This is called Back propagation.</text:span></text:p>
      <text:p text:style-name="P3">First to the output layer and from <text:span text:style-name="T27">there</text:span> back to the hidden layers. <text:span text:style-name="T27">We separate the propagation into these two parts because we have to handle them differently as in the first case we know exactly what is the error (difference between the expected and the actual output values) but between the hidden layers we do not know.</text:span></text:p>
      <text:h text:style-name="P14" text:outline-level="1"/>
      <text:list xml:id="list328406685340" text:continue-numbering="true" text:style-name="Sajat_20_szamozas">
        <text:list-item>
          <text:h text:style-name="P15" text:outline-level="1">Basic concept with 1 hidden layer</text:h>
        </text:list-item>
      </text:list>
      <text:p text:style-name="P8"><text:span text:style-name="T25">neuron.py</text:span></text:p>
      <text:p text:style-name="P22"><text:span text:style-name="T15">import</text:span><text:span text:style-name="T7"> numpy </text:span><text:span text:style-name="T15">as</text:span><text:span text:style-name="T7"> np</text:span></text:p>
      <text:p text:style-name="P18"><text:span text:style-name="T17">"""</text:span></text:p>
      <text:p text:style-name="P18"><text:span text:style-name="T17">Basic Neural Network example with 1 hidden layer.</text:span></text:p>
      <text:p text:style-name="P18"><text:span text:style-name="T17"><text:s text:c="4"/>Input layer: 3 neurons</text:span></text:p>
      <text:p text:style-name="P18"><text:span text:style-name="T17"><text:s text:c="4"/>Hidden layer: 4 neurons</text:span></text:p>
      <text:p text:style-name="P18"><text:span text:style-name="T17"><text:s text:c="4"/>Output layer: 1 neuron</text:span></text:p>
      <text:p text:style-name="P18"><text:span text:style-name="T17">"""</text:span></text:p>
      <text:p text:style-name="P18"><text:span text:style-name="T17"/></text:p>
      <text:p text:style-name="P18"><text:span text:style-name="T21"># nonlinear function which is on the end of the Neurons</text:span></text:p>
      <text:p text:style-name="P18"><text:span text:style-name="T14">def</text:span><text:span text:style-name="T6"> </text:span><text:span text:style-name="T8">nonlin</text:span><text:span text:style-name="T6">(x,deriv=</text:span><text:span text:style-name="T14">False</text:span><text:span text:style-name="T6">):</text:span></text:p>
      <text:p text:style-name="P18"><text:span text:style-name="T6"><text:s text:c="4"/></text:span><text:span text:style-name="T14">if</text:span><text:span text:style-name="T6">(deriv==</text:span><text:span text:style-name="T14">True</text:span><text:span text:style-name="T6">):</text:span></text:p>
      <text:p text:style-name="P18"><text:span text:style-name="T6"><text:s text:c="8"/></text:span><text:span text:style-name="T14">return</text:span><text:span text:style-name="T6"> x*(</text:span><text:span text:style-name="T24">1</text:span><text:span text:style-name="T6">-x)</text:span></text:p>
      <text:p text:style-name="P18"><text:span text:style-name="T6"><text:s text:c="4"/></text:span><text:span text:style-name="T14">return</text:span><text:span text:style-name="T6"> </text:span><text:span text:style-name="T24">1</text:span><text:span text:style-name="T6">/(</text:span><text:span text:style-name="T24">1</text:span><text:span text:style-name="T6">+np.exp(-x))</text:span></text:p>
      <text:p text:style-name="P18"><text:span text:style-name="T6"/></text:p>
      <text:p text:style-name="P18"><text:span text:style-name="T21"># input - every line represents a training data set, every training data set has 3 inputs</text:span></text:p>
      <text:p text:style-name="P18"><text:span text:style-name="T6">X = np.array([[</text:span><text:span text:style-name="T24">0</text:span><text:span text:style-name="T6">,</text:span><text:span text:style-name="T24">0</text:span><text:span text:style-name="T6">,</text:span><text:span text:style-name="T24">1</text:span><text:span text:style-name="T6">],</text:span></text:p>
      <text:p text:style-name="P18"><text:span text:style-name="T6"><text:s text:c="12"/>[</text:span><text:span text:style-name="T24">0</text:span><text:span text:style-name="T6">,</text:span><text:span text:style-name="T24">1</text:span><text:span text:style-name="T6">,</text:span><text:span text:style-name="T24">1</text:span><text:span text:style-name="T6">],</text:span></text:p>
      <text:p text:style-name="P18"><text:span text:style-name="T6"><text:s text:c="12"/>[</text:span><text:span text:style-name="T24">1</text:span><text:span text:style-name="T6">,</text:span><text:span text:style-name="T24">0</text:span><text:span text:style-name="T6">,</text:span><text:span text:style-name="T24">1</text:span><text:span text:style-name="T6">],</text:span></text:p>
      <text:p text:style-name="P18"><text:span text:style-name="T6"><text:s text:c="12"/>[</text:span><text:span text:style-name="T24">1</text:span><text:span text:style-name="T6">,</text:span><text:span text:style-name="T24">1</text:span><text:span text:style-name="T6">,</text:span><text:span text:style-name="T24">1</text:span><text:span text:style-name="T6">]])</text:span></text:p>
      <text:p text:style-name="P18"><text:span text:style-name="T6"/></text:p>
      <text:p text:style-name="P18"><text:span text:style-name="T21"># output - every line represents an expecting output for a </text:span><text:span text:style-name="T22">traning</text:span><text:span text:style-name="T21"> data set</text:span></text:p>
      <text:p text:style-name="P18"><text:span text:style-name="T6">y = np.array([[</text:span><text:span text:style-name="T24">0</text:span><text:span text:style-name="T6">],</text:span></text:p>
      <text:p text:style-name="P18"><text:span text:style-name="T6"><text:s text:c="12"/>[</text:span><text:span text:style-name="T24">1</text:span><text:span text:style-name="T6">],</text:span></text:p>
      <text:p text:style-name="P18"><text:span text:style-name="T6"><text:s text:c="12"/>[</text:span><text:span text:style-name="T24">1</text:span><text:span text:style-name="T6">],</text:span></text:p>
      <text:p text:style-name="P18"><text:span text:style-name="T6"><text:s text:c="12"/>[</text:span><text:span text:style-name="T24">0</text:span><text:span text:style-name="T6">]])</text:span></text:p>
      <text:p text:style-name="P23"/>
      <text:p text:style-name="P17"><text:span text:style-name="T21"># random seed for test purpose. It </text:span><text:span text:style-name="T22">couses</text:span><text:span text:style-name="T21"> same random number sequence after every run</text:span></text:p>
      <text:p text:style-name="P17"><text:span text:style-name="T6">np.random.seed(</text:span><text:span text:style-name="T24">1</text:span><text:span text:style-name="T6">)</text:span></text:p>
      <text:p text:style-name="P19"/>
      <text:p text:style-name="P17"><text:span text:style-name="T21"># before the first cycle the weights need to be initialized by random values ( mean 0)</text:span></text:p>
      <text:p text:style-name="P17"><text:span text:style-name="T21"># normal distribution with mean of 0 over the range [-1, 1)</text:span></text:p>
      <text:p text:style-name="P17"><text:span text:style-name="T6">w01 = </text:span><text:span text:style-name="T24">2</text:span><text:span text:style-name="T6">*np.random.random((</text:span><text:span text:style-name="T24">3</text:span><text:span text:style-name="T6">,</text:span><text:span text:style-name="T24">4</text:span><text:span text:style-name="T6">)) - </text:span><text:span text:style-name="T24">1</text:span></text:p>
      <text:p text:style-name="P17"><text:span text:style-name="T6">w12 = </text:span><text:span text:style-name="T24">2</text:span><text:span text:style-name="T6">*np.random.random((</text:span><text:span text:style-name="T24">4</text:span><text:span text:style-name="T6">,</text:span><text:span text:style-name="T24">1</text:span><text:span text:style-name="T6">)) - </text:span><text:span text:style-name="T24">1</text:span></text:p>
      <text:p text:style-name="P19"/>
      <text:p text:style-name="P17"><text:span text:style-name="T21"># we use a cycle to get closer the expected value instead of checking the mean error</text:span></text:p>
      <text:p text:style-name="P17"><text:span text:style-name="T14">for</text:span><text:span text:style-name="T6"> j </text:span><text:span text:style-name="T14">in</text:span><text:span text:style-name="T6"> range(</text:span><text:span text:style-name="T24">60000</text:span><text:span text:style-name="T6">):</text:span></text:p>
      <text:p text:style-name="P19"/>
      <text:p text:style-name="P17"><text:span text:style-name="T6"><text:s text:c="4"/></text:span><text:span text:style-name="T21"># -----------------</text:span></text:p>
      <text:p text:style-name="P17"><text:span text:style-name="T6"><text:s text:c="4"/></text:span><text:span text:style-name="T21">#</text:span></text:p>
      <text:p text:style-name="P17"><text:span text:style-name="T6"><text:s text:c="4"/></text:span><text:span text:style-name="T21"># Feed forward</text:span></text:p>
      <text:p text:style-name="P17"><text:span text:style-name="T6"><text:s text:c="4"/></text:span><text:span text:style-name="T21">#</text:span></text:p>
      <text:p text:style-name="P17"><text:span text:style-name="T6"><text:s text:c="4"/></text:span><text:span text:style-name="T21"># -----------------</text:span></text:p>
      <text:p text:style-name="P17"><text:span text:style-name="T6"><text:s text:c="4"/></text:span><text:span text:style-name="T21"># meaning: we send the input through the Neural Network</text:span></text:p>
      <text:p text:style-name="P17"><text:span text:style-name="T6"><text:s text:c="4"/></text:span><text:span text:style-name="T21"># -----------------------------------------------------</text:span></text:p>
      <text:p text:style-name="P17"><text:span text:style-name="T6"><text:s text:c="4"/></text:span><text:span text:style-name="T21">#</text:span></text:p>
      <text:p text:style-name="P17"><text:span text:style-name="T6"><text:s text:c="4"/></text:span><text:span text:style-name="T21"># Matrix lines for the training sets, columns are for the Nodes in the training set</text:span></text:p>
      <text:p text:style-name="P17"><text:span text:style-name="T6"><text:s text:c="4"/></text:span><text:span text:style-name="T21">#</text:span></text:p>
      <text:p text:style-name="P17"><text:span text:style-name="T6"><text:s text:c="4"/></text:span><text:span text:style-name="T21">#0. layer (input-4x1) is always the input</text:span></text:p>
      <text:p text:style-name="P17"><text:span text:style-name="T6"><text:s text:c="4"/>l0 = X</text:span></text:p>
      <text:p text:style-name="P17"><text:span text:style-name="T6"><text:s text:c="4"/></text:span><text:span text:style-name="T21">#1. layer (hidden-4x4) =&gt; </text:span><text:span text:style-name="T22">nonlin</text:span><text:span text:style-name="T21">(Σw.σ)</text:span></text:p>
      <text:p text:style-name="P17"><text:span text:style-name="T6"><text:s text:c="4"/>l1 = nonlin(np.dot(l0,w01))</text:span></text:p>
      <text:p text:style-name="P17"><text:span text:style-name="T6"><text:s text:c="4"/></text:span><text:span text:style-name="T21">#2. layer (output-4x1) =&gt; </text:span><text:span text:style-name="T22">nonlin</text:span><text:span text:style-name="T21">(Σw.σ)</text:span></text:p>
      <text:p text:style-name="P17"><text:span text:style-name="T6"><text:s text:c="4"/>l2 = nonlin(np.dot(l1,w12))</text:span></text:p>
      <text:p text:style-name="P19"/>
      <text:p text:style-name="P19"/>
      <text:p text:style-name="P17"><text:span text:style-name="T6"><text:s text:c="4"/></text:span><text:span text:style-name="T21"># -----------------</text:span></text:p>
      <text:p text:style-name="P17"><text:span text:style-name="T6"><text:s text:c="4"/></text:span><text:span text:style-name="T21">#</text:span></text:p>
      <text:p text:style-name="P17"><text:span text:style-name="T6"><text:s text:c="4"/></text:span><text:span text:style-name="T21"># Back Propagation</text:span></text:p>
      <text:p text:style-name="P17"><text:span text:style-name="T6"><text:s text:c="4"/></text:span><text:span text:style-name="T21">#</text:span></text:p>
      <text:p text:style-name="P17"><text:span text:style-name="T6"><text:s text:c="4"/></text:span><text:span text:style-name="T21"># -----------------</text:span></text:p>
      <text:p text:style-name="P17"><text:soft-page-break/><text:span text:style-name="T6"><text:s text:c="4"/></text:span><text:span text:style-name="T21"># meaning: we propagate back the error from the output till the input</text:span></text:p>
      <text:p text:style-name="P17"><text:span text:style-name="T6"><text:s text:c="4"/></text:span><text:span text:style-name="T21"># -------------------------------------------------------------------</text:span></text:p>
      <text:p text:style-name="P17"><text:span text:style-name="T6"><text:s text:c="4"/></text:span><text:span text:style-name="T21">#</text:span></text:p>
      <text:p text:style-name="P17"><text:span text:style-name="T6"><text:s text:c="4"/></text:span><text:span text:style-name="T21"># the error on the output layer value compared to the expected value</text:span></text:p>
      <text:p text:style-name="P17"><text:span text:style-name="T6"><text:s text:c="4"/>l2_error = y - l2</text:span></text:p>
      <text:p text:style-name="P19"/>
      <text:p text:style-name="P17"><text:span text:style-name="T6"><text:s text:c="4"/></text:span><text:span text:style-name="T21"># delta on the output layer - calculated differently than on the other layers</text:span></text:p>
      <text:p text:style-name="P17"><text:span text:style-name="T6"><text:s text:c="4"/></text:span><text:span text:style-name="T21"># this is the </text:span><text:span text:style-name="T22">walue</text:span><text:span text:style-name="T21"> we should modify the w12 weight</text:span></text:p>
      <text:p text:style-name="P17"><text:span text:style-name="T6"><text:s text:c="4"/>l2_delta = l2_error*nonlin(l2,deriv=</text:span><text:span text:style-name="T14">True</text:span><text:span text:style-name="T6">) </text:span><text:span text:style-name="T21"># [4x1]</text:span></text:p>
      <text:p text:style-name="P19"/>
      <text:p text:style-name="P17"><text:span text:style-name="T6"><text:s text:c="4"/></text:span><text:span text:style-name="T21"># we print out the mean error after every 10000 cycle</text:span></text:p>
      <text:p text:style-name="P17"><text:span text:style-name="T6"><text:s text:c="4"/></text:span><text:span text:style-name="T14">if</text:span><text:span text:style-name="T6"> (i % </text:span><text:span text:style-name="T24">10000</text:span><text:span text:style-name="T6">) == </text:span><text:span text:style-name="T24">0</text:span><text:span text:style-name="T6">:</text:span></text:p>
      <text:p text:style-name="P17"><text:span text:style-name="T6"><text:s text:c="8"/></text:span><text:span text:style-name="T14">print</text:span><text:span text:style-name="T6"> (</text:span><text:span text:style-name="T17">"Error:{0}"</text:span><text:span text:style-name="T6">.format( str(np.mean(np.abs(l2_error)))))</text:span></text:p>
      <text:p text:style-name="P19"/>
      <text:p text:style-name="P17"><text:span text:style-name="T6"><text:s text:c="4"/></text:span><text:span text:style-name="T21"># how much did each l1 value contribute to the l2 error (according to the weights)?</text:span></text:p>
      <text:p text:style-name="P17"><text:span text:style-name="T6"><text:s text:c="4"/>l1_error = l2_delta.dot(w12.T)</text:span></text:p>
      <text:p text:style-name="P19"/>
      <text:p text:style-name="P17"><text:span text:style-name="T6"><text:s text:c="4"/></text:span><text:span text:style-name="T21"># delta on the hidden layer</text:span></text:p>
      <text:p text:style-name="P17"><text:span text:style-name="T6"><text:s text:c="4"/></text:span><text:span text:style-name="T21"># this is the value we should modify the w01 weight</text:span></text:p>
      <text:p text:style-name="P17"><text:span text:style-name="T6"><text:s text:c="4"/>l1_delta = l1_error * nonlin(l1,deriv=</text:span><text:span text:style-name="T14">True</text:span><text:span text:style-name="T6">)</text:span></text:p>
      <text:p text:style-name="P19"/>
      <text:p text:style-name="P17"><text:span text:style-name="T6"><text:s text:c="4"/></text:span><text:span text:style-name="T21"># weight modification</text:span></text:p>
      <text:p text:style-name="P17"><text:span text:style-name="T6"><text:s text:c="4"/>w12 += l1.T.dot(l2_delta)</text:span></text:p>
      <text:p text:style-name="P17"><text:span text:style-name="T6"><text:s text:c="4"/>w01 += l0.T.dot(l1_delta)</text:span></text:p>
      <text:p text:style-name="P19"/>
      <text:p text:style-name="P19"/>
      <text:p text:style-name="P17"><text:span text:style-name="T21"># after the last cycle prints out the output</text:span></text:p>
      <text:p text:style-name="P20"><text:span text:style-name="T14">print</text:span><text:span text:style-name="T6">(l2)</text:span></text:p>
      <text:h text:style-name="P14" text:outline-level="1"/>
      <text:list xml:id="list327288989581" text:continue-numbering="true" text:style-name="Sajat_20_szamozas">
        <text:list-item>
          <text:h text:style-name="P15" text:outline-level="1"><text:span text:style-name="T28">Parameterized</text:span> number of hidden layer</text:h>
        </text:list-item>
      </text:list>
      <text:p text:style-name="P7"><text:span text:style-name="T25">neuron.py</text:span></text:p>
      <text:p text:style-name="P21"><text:span text:style-name="T13">import</text:span><text:span text:style-name="T5"> numpy </text:span><text:span text:style-name="T13">as</text:span><text:span text:style-name="T5"> np</text:span></text:p>
      <text:p text:style-name="P17"><text:span text:style-name="T14">import</text:span><text:span text:style-name="T6"> unittest</text:span></text:p>
      <text:p text:style-name="P19"/>
      <text:p text:style-name="P17"><text:span text:style-name="T14">class</text:span><text:span text:style-name="T6"> </text:span><text:span text:style-name="T8">IListener</text:span><text:span text:style-name="T6">:</text:span></text:p>
      <text:p text:style-name="P17"><text:span text:style-name="T6"><text:s text:c="4"/></text:span><text:span text:style-name="T14">def</text:span><text:span text:style-name="T6"> </text:span><text:span text:style-name="T8">update</text:span><text:span text:style-name="T6">(</text:span><text:span text:style-name="T9">self</text:span><text:span text:style-name="T6">, arg):</text:span></text:p>
      <text:p text:style-name="P17"><text:span text:style-name="T6"><text:s text:c="8"/></text:span><text:span text:style-name="T14">pass</text:span></text:p>
      <text:p text:style-name="P19"/>
      <text:p text:style-name="P19"/>
      <text:p text:style-name="P17"><text:span text:style-name="T14">class</text:span><text:span text:style-name="T6"> </text:span><text:span text:style-name="T8">Neurnet</text:span><text:span text:style-name="T6">:</text:span></text:p>
      <text:p text:style-name="P17"><text:span text:style-name="T6"><text:s text:c="4"/></text:span><text:span text:style-name="T17">"""</text:span></text:p>
      <text:p text:style-name="P17"><text:span text:style-name="T17">Neural Network Object</text:span></text:p>
      <text:p text:style-name="P17"><text:span text:style-name="T17"><text:s text:c="4"/>parameters:</text:span></text:p>
      <text:p text:style-name="P17"><text:span text:style-name="T17"><text:s text:c="8"/>input <text:s text:c="8"/>(</text:span><text:span text:style-name="T18">ndarray</text:span><text:span text:style-name="T17">) <text:s text:c="3"/></text:span><text:span text:style-name="T18">nxm</text:span><text:span text:style-name="T17"> </text:span><text:span text:style-name="T18">numpy</text:span><text:span text:style-name="T17"> array. n=</text:span><text:span text:style-name="T18">trainings</text:span><text:span text:style-name="T17"> number, m-input values in the neurons in the input layer</text:span></text:p>
      <text:p text:style-name="P17"><text:span text:style-name="T17"><text:s text:c="8"/>expected <text:s text:c="7"/>(</text:span><text:span text:style-name="T18">ndarray</text:span><text:span text:style-name="T17">) <text:s text:c="3"/></text:span><text:span text:style-name="T18">nxm</text:span><text:span text:style-name="T17"> </text:span><text:span text:style-name="T18">numpy</text:span><text:span text:style-name="T17"> array. n=training number, m-expected values in the neurons in the output layer</text:span></text:p>
      <text:p text:style-name="P17"><text:span text:style-name="T17"><text:s text:c="8"/></text:span><text:span text:style-name="T18">hiddenlayers</text:span><text:span text:style-name="T17"> <text:s/>(</text:span><text:span text:style-name="T18">tupple</text:span><text:span text:style-name="T17">) <text:s text:c="4"/>the element represents the hidden Layers and their values the number of the Neurons in the layer</text:span></text:p>
      <text:p text:style-name="P17"><text:span text:style-name="T17"><text:s text:c="4"/>Exception:</text:span></text:p>
      <text:p text:style-name="P17"><text:span text:style-name="T17"><text:s text:c="8"/>if input parameter is not numpy.ndarray type</text:span></text:p>
      <text:p text:style-name="P17"><text:span text:style-name="T17"><text:s text:c="8"/>if expected parameter is not numpy.ndarray type</text:span></text:p>
      <text:p text:style-name="P17"><text:span text:style-name="T17"><text:s text:c="8"/>if input and expected parameter has different number of lines which represents the </text:span><text:span text:style-name="T18">trainings</text:span></text:p>
      <text:p text:style-name="P17"><text:span text:style-name="T17">"""</text:span></text:p>
      <text:p text:style-name="P17"><text:span text:style-name="T6"><text:s text:c="4"/></text:span></text:p>
      <text:p text:style-name="P17"><text:span text:style-name="T6"><text:s text:c="4"/></text:span><text:span text:style-name="T14">def</text:span><text:span text:style-name="T6"> </text:span><text:span text:style-name="T8">__init__</text:span><text:span text:style-name="T6">(</text:span><text:span text:style-name="T9">self</text:span><text:span text:style-name="T6">, input, expected, hiddenlayers):</text:span></text:p>
      <text:p text:style-name="P19"/>
      <text:p text:style-name="P17"><text:span text:style-name="T6"><text:s text:c="8"/></text:span><text:span text:style-name="T21"># check parameters</text:span></text:p>
      <text:p text:style-name="P17"><text:span text:style-name="T6"><text:s text:c="8"/></text:span><text:span text:style-name="T14">if</text:span><text:span text:style-name="T6">( type(input).__name__ != </text:span><text:span text:style-name="T17">"</text:span><text:span text:style-name="T18">ndarray</text:span><text:span text:style-name="T17">"</text:span><text:span text:style-name="T6"> ):</text:span></text:p>
      <text:p text:style-name="P17"><text:span text:style-name="T6"><text:s text:c="12"/></text:span><text:span text:style-name="T14">raise</text:span><text:span text:style-name="T6"> Exception( </text:span><text:span text:style-name="T17">"The parameter 'input' is not 'numpy.ndarray': "</text:span><text:span text:style-name="T6">, type(input).__name__ )</text:span></text:p>
      <text:p text:style-name="P17"><text:span text:style-name="T6"><text:s text:c="8"/></text:span><text:span text:style-name="T14">if</text:span><text:span text:style-name="T6">( type(expected).__name__ != </text:span><text:span text:style-name="T17">"</text:span><text:span text:style-name="T18">ndarray</text:span><text:span text:style-name="T17">"</text:span><text:span text:style-name="T6"> ):</text:span></text:p>
      <text:p text:style-name="P17"><text:span text:style-name="T6"><text:s text:c="12"/></text:span><text:span text:style-name="T14">raise</text:span><text:span text:style-name="T6"> Exception( </text:span><text:span text:style-name="T17">"The parameter 'expected' is not 'numpy.ndarray': "</text:span><text:span text:style-name="T6">, type(expected).__name__ )</text:span></text:p>
      <text:p text:style-name="P17"><text:span text:style-name="T6"><text:s text:c="8"/></text:span><text:span text:style-name="T14">if</text:span><text:span text:style-name="T6">( input.shape[</text:span><text:span text:style-name="T24">0</text:span><text:span text:style-name="T6">] != expected.shape[</text:span><text:span text:style-name="T24">0</text:span><text:span text:style-name="T6">]):</text:span></text:p>
      <text:p text:style-name="P17"><text:span text:style-name="T6"><text:s text:c="12"/></text:span><text:span text:style-name="T14">raise</text:span><text:span text:style-name="T6"> Exception( </text:span><text:span text:style-name="T17">"Different numbers of training data in the 'input' and 'expected' parameters"</text:span><text:span text:style-name="T6"> )</text:span></text:p>
      <text:p text:style-name="P17"><text:span text:style-name="T6"><text:s text:c="8"/></text:span><text:span text:style-name="T14">if</text:span><text:span text:style-name="T6">( type(hiddenlayers).__name__ != </text:span><text:span text:style-name="T17">"tuple"</text:span><text:span text:style-name="T6"> ):</text:span></text:p>
      <text:p text:style-name="P17"><text:span text:style-name="T6"><text:s text:c="12"/></text:span><text:span text:style-name="T14">raise</text:span><text:span text:style-name="T6"> Exception( </text:span><text:span text:style-name="T17">"The parameter '</text:span><text:span text:style-name="T18">hiddenlayer</text:span><text:span text:style-name="T17">' is not 'tuple': "</text:span><text:span text:style-name="T6">, type(hiddenlayers).__name__ )</text:span></text:p>
      <text:p text:style-name="P17"><text:span text:style-name="T6"><text:s text:c="8"/></text:span><text:span text:style-name="T14">if</text:span><text:span text:style-name="T6">( </text:span><text:span text:style-name="T14">not</text:span><text:span text:style-name="T6"> all(hiddenlayers) ):</text:span></text:p>
      <text:p text:style-name="P17"><text:span text:style-name="T6"><text:s text:c="12"/></text:span><text:span text:style-name="T14">raise</text:span><text:span text:style-name="T6"> Exception( </text:span><text:span text:style-name="T17">"The </text:span><text:span text:style-name="T18">hiddenlayers</text:span><text:span text:style-name="T17"> has empty or 0 values. It needs to be at least one element and all elements must be &gt;0"</text:span><text:span text:style-name="T6"> )</text:span></text:p>
      <text:p text:style-name="P19"/>
      <text:p text:style-name="P17"><text:span text:style-name="T6"><text:s text:c="8"/></text:span><text:span text:style-name="T21"># creating instance variables</text:span></text:p>
      <text:p text:style-name="P17"><text:span text:style-name="T6"><text:s text:c="8"/></text:span><text:span text:style-name="T9">self</text:span><text:span text:style-name="T6">.trainings=input.shape[</text:span><text:span text:style-name="T24">0</text:span><text:span text:style-name="T6">]</text:span></text:p>
      <text:p text:style-name="P17"><text:span text:style-name="T6"><text:s text:c="8"/></text:span><text:span text:style-name="T9">self</text:span><text:span text:style-name="T6">.first_layer_nodes=input.shape[</text:span><text:span text:style-name="T24">1</text:span><text:span text:style-name="T6">]</text:span></text:p>
      <text:p text:style-name="P17"><text:span text:style-name="T6"><text:s text:c="8"/></text:span><text:span text:style-name="T9">self</text:span><text:span text:style-name="T6">.last_layer_nodes=expected.shape[</text:span><text:span text:style-name="T24">1</text:span><text:span text:style-name="T6">]</text:span></text:p>
      <text:p text:style-name="P19"/>
      <text:p text:style-name="P17"><text:span text:style-name="T6"><text:s text:c="8"/></text:span><text:span text:style-name="T9">self</text:span><text:span text:style-name="T6">.inputlayer=input</text:span></text:p>
      <text:p text:style-name="P17"><text:span text:style-name="T6"><text:s text:c="8"/></text:span><text:span text:style-name="T9">self</text:span><text:span text:style-name="T6">.expected=expected</text:span></text:p>
      <text:p text:style-name="P17"><text:span text:style-name="T6"><text:s text:c="8"/></text:span><text:span text:style-name="T9">self</text:span><text:span text:style-name="T6">.hiddenlayers=hiddenlayers</text:span></text:p>
      <text:p text:style-name="P17"><text:span text:style-name="T6"><text:s text:c="8"/></text:span><text:span text:style-name="T9">self</text:span><text:span text:style-name="T6">.layers_number=</text:span><text:span text:style-name="T24">2</text:span><text:span text:style-name="T6">+len(hiddenlayers)</text:span></text:p>
      <text:p text:style-name="P19"/>
      <text:p text:style-name="P17"><text:span text:style-name="T6"><text:s text:c="8"/>np.random.seed(</text:span><text:span text:style-name="T24">1</text:span><text:span text:style-name="T6">)</text:span></text:p>
      <text:p text:style-name="P19"/>
      <text:p text:style-name="P17"><text:span text:style-name="T6"><text:s text:c="8"/></text:span><text:span text:style-name="T21"># generating Weight matrix</text:span></text:p>
      <text:p text:style-name="P17"><text:span text:style-name="T6"><text:s text:c="8"/></text:span><text:span text:style-name="T9">self</text:span><text:span text:style-name="T6">.weights=list()</text:span></text:p>
      <text:p text:style-name="P17"><text:span text:style-name="T6"><text:s text:c="8"/></text:span><text:span text:style-name="T9">self</text:span><text:span text:style-name="T6">.inlay=</text:span><text:span text:style-name="T9">self</text:span><text:span text:style-name="T6">.first_layer_nodes</text:span></text:p>
      <text:p text:style-name="P17"><text:span text:style-name="T6"><text:s text:c="8"/></text:span><text:span text:style-name="T14">for</text:span><text:span text:style-name="T6"> i </text:span><text:span text:style-name="T14">in</text:span><text:span text:style-name="T6"> range( len(hiddenlayers) ):</text:span></text:p>
      <text:p text:style-name="P17"><text:span text:style-name="T6"><text:s text:c="12"/></text:span><text:span text:style-name="T9">self</text:span><text:span text:style-name="T6">.weights.append( </text:span><text:span text:style-name="T24">2</text:span><text:span text:style-name="T6">*np.random.random((</text:span><text:span text:style-name="T9">self</text:span><text:span text:style-name="T6">.inlay,hiddenlayers[i]))-</text:span><text:span text:style-name="T24">1</text:span><text:span text:style-name="T6"> )</text:span></text:p>
      <text:p text:style-name="P17"><text:span text:style-name="T6"><text:s text:c="12"/></text:span><text:span text:style-name="T9">self</text:span><text:span text:style-name="T6">.inlay=hiddenlayers[i]</text:span></text:p>
      <text:p text:style-name="P17"><text:span text:style-name="T6"><text:s text:c="8"/></text:span><text:span text:style-name="T9">self</text:span><text:span text:style-name="T6">.weights.append( </text:span><text:span text:style-name="T24">2</text:span><text:span text:style-name="T6">*np.random.random((</text:span><text:span text:style-name="T9">self</text:span><text:span text:style-name="T6">.inlay, </text:span><text:span text:style-name="T9">self</text:span><text:span text:style-name="T6">.last_layer_nodes))-</text:span><text:span text:style-name="T24">1</text:span><text:span text:style-name="T6"> )</text:span></text:p>
      <text:p text:style-name="P19"/>
      <text:p text:style-name="P17"><text:span text:style-name="T6"><text:s text:c="8"/></text:span><text:span text:style-name="T21"># generating Layers</text:span></text:p>
      <text:p text:style-name="P17"><text:span text:style-name="T6"><text:s text:c="8"/></text:span><text:span text:style-name="T9">self</text:span><text:span text:style-name="T6">.layers=list()</text:span></text:p>
      <text:p text:style-name="P19"><text:soft-page-break/></text:p>
      <text:p text:style-name="P17"><text:span text:style-name="T6"><text:s text:c="8"/></text:span><text:span text:style-name="T21"># set for listeners</text:span></text:p>
      <text:p text:style-name="P17"><text:span text:style-name="T6"><text:s text:c="8"/></text:span><text:span text:style-name="T9">self</text:span><text:span text:style-name="T6">.listeners=set()</text:span></text:p>
      <text:p text:style-name="P19"/>
      <text:p text:style-name="P17"><text:span text:style-name="T6"><text:s text:c="4"/></text:span><text:span text:style-name="T14">def</text:span><text:span text:style-name="T6"> </text:span><text:span text:style-name="T8">addListener</text:span><text:span text:style-name="T6">(</text:span><text:span text:style-name="T9">self</text:span><text:span text:style-name="T6">, listener):</text:span></text:p>
      <text:p text:style-name="P17"><text:span text:style-name="T6"><text:s text:c="8"/></text:span><text:span text:style-name="T14">if</text:span><text:span text:style-name="T6">(</text:span><text:span text:style-name="T14">not</text:span><text:span text:style-name="T6"> issubclass(listener, IListener)):</text:span></text:p>
      <text:p text:style-name="P17"><text:span text:style-name="T6"><text:s text:c="12"/></text:span><text:span text:style-name="T14">raise</text:span><text:span text:style-name="T6"> Exception(</text:span><text:span text:style-name="T17">"The parameter is not inherited from IListener when 'addListener()' method was called"</text:span><text:span text:style-name="T6">)</text:span></text:p>
      <text:p text:style-name="P17"><text:span text:style-name="T6"><text:s text:c="8"/></text:span><text:span text:style-name="T9">self</text:span><text:span text:style-name="T6">.listeners.add(listener)</text:span></text:p>
      <text:p text:style-name="P19"/>
      <text:p text:style-name="P17"><text:span text:style-name="T6"><text:s text:c="4"/></text:span><text:span text:style-name="T14">def</text:span><text:span text:style-name="T6"> </text:span><text:span text:style-name="T8">dispatch</text:span><text:span text:style-name="T6">(</text:span><text:span text:style-name="T9">self</text:span><text:span text:style-name="T6">, cycle, error):</text:span></text:p>
      <text:p text:style-name="P17"><text:span text:style-name="T6"><text:s text:c="8"/></text:span><text:span text:style-name="T14">for</text:span><text:span text:style-name="T6"> listener </text:span><text:span text:style-name="T14">in</text:span><text:span text:style-name="T6"> </text:span><text:span text:style-name="T9">self</text:span><text:span text:style-name="T6">.listeners:</text:span></text:p>
      <text:p text:style-name="P17"><text:span text:style-name="T6"><text:s text:c="12"/>listener.update(</text:span><text:span text:style-name="T9">self</text:span><text:span text:style-name="T6">, cycle, error)</text:span></text:p>
      <text:p text:style-name="P19"/>
      <text:p text:style-name="P17"><text:span text:style-name="T6"><text:s text:c="4"/></text:span><text:span text:style-name="T14">def</text:span><text:span text:style-name="T6"> </text:span><text:span text:style-name="T8">nonlin</text:span><text:span text:style-name="T6">(</text:span><text:span text:style-name="T9">self</text:span><text:span text:style-name="T6">, x, deriv=</text:span><text:span text:style-name="T14">False</text:span><text:span text:style-name="T6">):</text:span></text:p>
      <text:p text:style-name="P17"><text:span text:style-name="T6"><text:s text:c="8"/></text:span><text:span text:style-name="T14">if</text:span><text:span text:style-name="T6">(deriv==</text:span><text:span text:style-name="T14">True</text:span><text:span text:style-name="T6">):</text:span></text:p>
      <text:p text:style-name="P17"><text:span text:style-name="T6"><text:s text:c="12"/></text:span><text:span text:style-name="T14">return</text:span><text:span text:style-name="T6"> x*(</text:span><text:span text:style-name="T24">1</text:span><text:span text:style-name="T6">-x)</text:span></text:p>
      <text:p text:style-name="P17"><text:span text:style-name="T6"><text:s text:c="8"/></text:span><text:span text:style-name="T14">return</text:span><text:span text:style-name="T6"> </text:span><text:span text:style-name="T24">1</text:span><text:span text:style-name="T6">/(</text:span><text:span text:style-name="T24">1</text:span><text:span text:style-name="T6">+np.exp(-x))</text:span></text:p>
      <text:p text:style-name="P19"/>
      <text:p text:style-name="P17"><text:span text:style-name="T6"><text:s text:c="4"/></text:span><text:span text:style-name="T14">def</text:span><text:span text:style-name="T6"> </text:span><text:span text:style-name="T8">feedForward</text:span><text:span text:style-name="T6">(</text:span><text:span text:style-name="T9">self</text:span><text:span text:style-name="T6">):</text:span></text:p>
      <text:p text:style-name="P17"><text:span text:style-name="T6"><text:s text:c="8"/></text:span><text:span text:style-name="T9">self</text:span><text:span text:style-name="T6">.layers=list()</text:span></text:p>
      <text:p text:style-name="P17"><text:span text:style-name="T6"><text:s text:c="8"/></text:span><text:span text:style-name="T9">self</text:span><text:span text:style-name="T6">.layers.append( </text:span><text:span text:style-name="T9">self</text:span><text:span text:style-name="T6">.inputlayer )</text:span></text:p>
      <text:p text:style-name="P17"><text:span text:style-name="T6"><text:s text:c="8"/></text:span><text:span text:style-name="T14">for</text:span><text:span text:style-name="T6"> i </text:span><text:span text:style-name="T14">in</text:span><text:span text:style-name="T6"> range( len(</text:span><text:span text:style-name="T9">self</text:span><text:span text:style-name="T6">.hiddenlayers) ):</text:span></text:p>
      <text:p text:style-name="P17"><text:span text:style-name="T6"><text:s text:c="12"/></text:span><text:span text:style-name="T9">self</text:span><text:span text:style-name="T6">.layers.append( </text:span><text:span text:style-name="T9">self</text:span><text:span text:style-name="T6">.nonlin( </text:span><text:span text:style-name="T9">self</text:span><text:span text:style-name="T6">.layers[i].dot( </text:span><text:span text:style-name="T9">self</text:span><text:span text:style-name="T6">.weights[i]) ) )</text:span></text:p>
      <text:p text:style-name="P17"><text:span text:style-name="T6"><text:s text:c="8"/></text:span><text:span text:style-name="T9">self</text:span><text:span text:style-name="T6">.layers.append( </text:span><text:span text:style-name="T9">self</text:span><text:span text:style-name="T6">.nonlin( </text:span><text:span text:style-name="T9">self</text:span><text:span text:style-name="T6">.layers[-</text:span><text:span text:style-name="T24">1</text:span><text:span text:style-name="T6">].dot( </text:span><text:span text:style-name="T9">self</text:span><text:span text:style-name="T6">.weights[ len(</text:span><text:span text:style-name="T9">self</text:span><text:span text:style-name="T6">.hiddenlayers) ] ) ) )</text:span></text:p>
      <text:p text:style-name="P19"/>
      <text:p text:style-name="P17"><text:span text:style-name="T6"><text:s text:c="4"/></text:span><text:span text:style-name="T14">def</text:span><text:span text:style-name="T6"> </text:span><text:span text:style-name="T8">backPropagation</text:span><text:span text:style-name="T6">(</text:span><text:span text:style-name="T9">self</text:span><text:span text:style-name="T6">):</text:span></text:p>
      <text:p text:style-name="P17"><text:span text:style-name="T6"><text:s text:c="8"/></text:span><text:span text:style-name="T9">self</text:span><text:span text:style-name="T6">.reversed_errors=list()</text:span></text:p>
      <text:p text:style-name="P17"><text:span text:style-name="T6"><text:s text:c="8"/></text:span><text:span text:style-name="T9">self</text:span><text:span text:style-name="T6">.reversed_deltas=list()</text:span></text:p>
      <text:p text:style-name="P17"><text:span text:style-name="T6"><text:s text:c="8"/></text:span><text:span text:style-name="T14">for</text:span><text:span text:style-name="T6"> i </text:span><text:span text:style-name="T14">in</text:span><text:span text:style-name="T6"> range( </text:span><text:span text:style-name="T9">self</text:span><text:span text:style-name="T6">.layers_number-</text:span><text:span text:style-name="T24">1</text:span><text:span text:style-name="T6">, -</text:span><text:span text:style-name="T24">1</text:span><text:span text:style-name="T6">, -</text:span><text:span text:style-name="T24">1</text:span><text:span text:style-name="T6"> ):</text:span></text:p>
      <text:p text:style-name="P19"/>
      <text:p text:style-name="P17"><text:span text:style-name="T6"><text:s text:c="12"/></text:span><text:span text:style-name="T21">#output layer is handled differently</text:span></text:p>
      <text:p text:style-name="P17"><text:span text:style-name="T6"><text:s text:c="12"/></text:span><text:span text:style-name="T14">if</text:span><text:span text:style-name="T6">( i == </text:span><text:span text:style-name="T9">self</text:span><text:span text:style-name="T6">.layers_number-</text:span><text:span text:style-name="T24">1</text:span><text:span text:style-name="T6"> ):</text:span></text:p>
      <text:p text:style-name="P17"><text:span text:style-name="T6"><text:s text:c="16"/></text:span><text:span text:style-name="T9">self</text:span><text:span text:style-name="T6">.reversed_errors.append( </text:span><text:span text:style-name="T9">self</text:span><text:span text:style-name="T6">.expected-</text:span><text:span text:style-name="T9">self</text:span><text:span text:style-name="T6">.layers[i] )</text:span></text:p>
      <text:p text:style-name="P17"><text:span text:style-name="T6"><text:s text:c="16"/></text:span><text:span text:style-name="T9">self</text:span><text:span text:style-name="T6">.reversed_deltas.append( </text:span><text:span text:style-name="T9">self</text:span><text:span text:style-name="T6">.reversed_errors[-</text:span><text:span text:style-name="T24">1</text:span><text:span text:style-name="T6">]*</text:span><text:span text:style-name="T9">self</text:span><text:span text:style-name="T6">.nonlin(</text:span><text:span text:style-name="T9">self</text:span><text:span text:style-name="T6">.layers[i], </text:span><text:span text:style-name="T14">True</text:span><text:span text:style-name="T6">) )</text:span></text:p>
      <text:p text:style-name="P17"><text:span text:style-name="T6"><text:s text:c="12"/></text:span><text:span text:style-name="T14">else</text:span><text:span text:style-name="T6">:</text:span></text:p>
      <text:p text:style-name="P17"><text:span text:style-name="T6"><text:s text:c="16"/></text:span><text:span text:style-name="T9">self</text:span><text:span text:style-name="T6">.reversed_errors.append( </text:span><text:span text:style-name="T9">self</text:span><text:span text:style-name="T6">.reversed_deltas[-</text:span><text:span text:style-name="T24">1</text:span><text:span text:style-name="T6">].dot( </text:span><text:span text:style-name="T9">self</text:span><text:span text:style-name="T6">.weights[ i ].T ) )</text:span></text:p>
      <text:p text:style-name="P17"><text:span text:style-name="T6"><text:s text:c="16"/></text:span><text:span text:style-name="T9">self</text:span><text:span text:style-name="T6">.reversed_deltas.append( </text:span><text:span text:style-name="T9">self</text:span><text:span text:style-name="T6">.reversed_errors[-</text:span><text:span text:style-name="T24">1</text:span><text:span text:style-name="T6">]*</text:span><text:span text:style-name="T9">self</text:span><text:span text:style-name="T6">.nonlin(</text:span><text:span text:style-name="T9">self</text:span><text:span text:style-name="T6">.layers[i], </text:span><text:span text:style-name="T14">True</text:span><text:span text:style-name="T6">) )</text:span></text:p>
      <text:p text:style-name="P19"/>
      <text:p text:style-name="P17"><text:span text:style-name="T6"><text:s text:c="8"/></text:span><text:span text:style-name="T9">self</text:span><text:span text:style-name="T6">.deltas=list(reversed(</text:span><text:span text:style-name="T9">self</text:span><text:span text:style-name="T6">.reversed_deltas))</text:span></text:p>
      <text:p text:style-name="P19"/>
      <text:p text:style-name="P17"><text:span text:style-name="T6"><text:s text:c="8"/></text:span><text:span text:style-name="T14">for</text:span><text:span text:style-name="T6"> i </text:span><text:span text:style-name="T14">in</text:span><text:span text:style-name="T6"> range( len(</text:span><text:span text:style-name="T9">self</text:span><text:span text:style-name="T6">.weights)-</text:span><text:span text:style-name="T24">1</text:span><text:span text:style-name="T6">, -</text:span><text:span text:style-name="T24">1</text:span><text:span text:style-name="T6">, -</text:span><text:span text:style-name="T24">1</text:span><text:span text:style-name="T6"> ):</text:span></text:p>
      <text:p text:style-name="P17"><text:span text:style-name="T6"><text:s text:c="12"/></text:span><text:span text:style-name="T9">self</text:span><text:span text:style-name="T6">.weights[i] += </text:span><text:span text:style-name="T9">self</text:span><text:span text:style-name="T6">.layers[i].T.dot(</text:span><text:span text:style-name="T9">self</text:span><text:span text:style-name="T6">.deltas[i+</text:span><text:span text:style-name="T24">1</text:span><text:span text:style-name="T6">])</text:span></text:p>
      <text:p text:style-name="P19"/>
      <text:p text:style-name="P17"><text:span text:style-name="T6"><text:s text:c="4"/></text:span><text:span text:style-name="T14">def</text:span><text:span text:style-name="T6"> </text:span><text:span text:style-name="T8">start</text:span><text:span text:style-name="T6">(</text:span><text:span text:style-name="T9">self</text:span><text:span text:style-name="T6">, min_error, max_iteration=</text:span><text:span text:style-name="T24">60000</text:span><text:span text:style-name="T6">):</text:span></text:p>
      <text:p text:style-name="P17"><text:span text:style-name="T6"><text:s text:c="8"/></text:span><text:span text:style-name="T14">for</text:span><text:span text:style-name="T6"> i </text:span><text:span text:style-name="T14">in</text:span><text:span text:style-name="T6"> range(max_iteration):</text:span></text:p>
      <text:p text:style-name="P17"><text:span text:style-name="T6"><text:s text:c="12"/>myNeurnet.feedForward()</text:span></text:p>
      <text:p text:style-name="P17"><text:span text:style-name="T6"><text:s text:c="12"/>myNeurnet.backPropagation()</text:span></text:p>
      <text:p text:style-name="P19"/>
      <text:p text:style-name="P17"><text:span text:style-name="T6"><text:s text:c="12"/></text:span><text:span text:style-name="T14">if</text:span><text:span text:style-name="T6"> (i%</text:span><text:span text:style-name="T24">1000</text:span><text:span text:style-name="T6">) == </text:span><text:span text:style-name="T24">0</text:span><text:span text:style-name="T6">:</text:span></text:p>
      <text:p text:style-name="P17"><text:span text:style-name="T6"><text:s text:c="16"/>mean_error = np.mean(np.abs(</text:span><text:span text:style-name="T9">self</text:span><text:span text:style-name="T6">.reversed_errors[</text:span><text:span text:style-name="T24">0</text:span><text:span text:style-name="T6">]))</text:span></text:p>
      <text:p text:style-name="P17"><text:span text:style-name="T6"><text:s text:c="16"/></text:span><text:span text:style-name="T9">self</text:span><text:span text:style-name="T6">.dispatch(i, mean_error)</text:span></text:p>
      <text:p text:style-name="P17"><text:span text:style-name="T6"><text:s text:c="16"/></text:span><text:span text:style-name="T14">if</text:span><text:span text:style-name="T6"> mean_error &lt; min_error:</text:span></text:p>
      <text:p text:style-name="P17"><text:span text:style-name="T6"><text:s text:c="20"/></text:span><text:span text:style-name="T14">break</text:span></text:p>
      <text:p text:style-name="P19"/>
      <text:p text:style-name="P17"><text:span text:style-name="T14">class</text:span><text:span text:style-name="T6"> </text:span><text:span text:style-name="T8">PrintListener</text:span><text:span text:style-name="T6">(IListener):</text:span></text:p>
      <text:p text:style-name="P17"><text:span text:style-name="T6"><text:s text:c="4"/></text:span><text:span text:style-name="T14">def</text:span><text:span text:style-name="T6"> </text:span><text:span text:style-name="T8">update</text:span><text:span text:style-name="T6">(</text:span><text:span text:style-name="T9">self</text:span><text:span text:style-name="T6">, cycle, error):</text:span></text:p>
      <text:p text:style-name="P17"><text:span text:style-name="T6"><text:s text:c="8"/></text:span><text:span text:style-name="T14">print</text:span><text:span text:style-name="T6">( </text:span><text:span text:style-name="T17">"cycle: {0}. Error: {1}"</text:span><text:span text:style-name="T6">.format(cycle, error ) )</text:span></text:p>
      <text:p text:style-name="P19"/>
      <text:p text:style-name="P17"><text:span text:style-name="T14">if</text:span><text:span text:style-name="T6"> </text:span><text:span text:style-name="T14">False</text:span><text:span text:style-name="T6">:</text:span></text:p>
      <text:p text:style-name="P17"><text:span text:style-name="T6"><text:s text:c="4"/>x=np.array([</text:span></text:p>
      <text:p text:style-name="P17"><text:span text:style-name="T6"><text:s text:c="4"/>[</text:span><text:span text:style-name="T24">0</text:span><text:span text:style-name="T6">,</text:span><text:span text:style-name="T24">0</text:span><text:span text:style-name="T6">,</text:span><text:span text:style-name="T24">1</text:span><text:span text:style-name="T6">],</text:span></text:p>
      <text:p text:style-name="P17"><text:span text:style-name="T6"><text:s text:c="4"/>[</text:span><text:span text:style-name="T24">0</text:span><text:span text:style-name="T6">,</text:span><text:span text:style-name="T24">1</text:span><text:span text:style-name="T6">,</text:span><text:span text:style-name="T24">1</text:span><text:span text:style-name="T6">],</text:span></text:p>
      <text:p text:style-name="P17"><text:span text:style-name="T6"><text:s text:c="4"/>[</text:span><text:span text:style-name="T24">1</text:span><text:span text:style-name="T6">,</text:span><text:span text:style-name="T24">0</text:span><text:span text:style-name="T6">,</text:span><text:span text:style-name="T24">1</text:span><text:span text:style-name="T6">],</text:span></text:p>
      <text:p text:style-name="P17"><text:span text:style-name="T6"><text:s text:c="4"/>[</text:span><text:span text:style-name="T24">1</text:span><text:span text:style-name="T6">,</text:span><text:span text:style-name="T24">1</text:span><text:span text:style-name="T6">,</text:span><text:span text:style-name="T24">1</text:span><text:span text:style-name="T6">]</text:span></text:p>
      <text:p text:style-name="P17"><text:span text:style-name="T6">])</text:span></text:p>
      <text:p text:style-name="P19"><text:soft-page-break/></text:p>
      <text:p text:style-name="P17"><text:span text:style-name="T6"><text:s text:c="4"/>y=np.array([</text:span></text:p>
      <text:p text:style-name="P17"><text:span text:style-name="T6"><text:s text:c="4"/>[</text:span><text:span text:style-name="T24">0</text:span><text:span text:style-name="T6">],</text:span></text:p>
      <text:p text:style-name="P17"><text:span text:style-name="T6"><text:s text:c="4"/>[</text:span><text:span text:style-name="T24">1</text:span><text:span text:style-name="T6">],</text:span></text:p>
      <text:p text:style-name="P17"><text:span text:style-name="T6"><text:s text:c="4"/>[</text:span><text:span text:style-name="T24">1</text:span><text:span text:style-name="T6">],</text:span></text:p>
      <text:p text:style-name="P17"><text:span text:style-name="T6"><text:s text:c="4"/>[</text:span><text:span text:style-name="T24">0</text:span><text:span text:style-name="T6">],</text:span></text:p>
      <text:p text:style-name="P17"><text:span text:style-name="T6">])</text:span></text:p>
      <text:p text:style-name="P19"/>
      <text:p text:style-name="P17"><text:span text:style-name="T6"><text:s text:c="4"/>myNeurnet = Neurnet(x, y, (</text:span><text:span text:style-name="T24">4</text:span><text:span text:style-name="T6">,))</text:span></text:p>
      <text:p text:style-name="P17"><text:span text:style-name="T6"><text:s text:c="4"/>myNeurnet.addListener(PrintListener)</text:span></text:p>
      <text:p text:style-name="P17"><text:span text:style-name="T6"><text:s text:c="4"/>myNeurnet.start(</text:span><text:span text:style-name="T24">0.002</text:span><text:span text:style-name="T6">, </text:span><text:span text:style-name="T24">200000</text:span><text:span text:style-name="T6">)</text:span></text:p>
      <text:p text:style-name="P19"/>
      <text:p text:style-name="P17"><text:span text:style-name="T6"><text:s text:c="4"/></text:span><text:span text:style-name="T14">print</text:span><text:span text:style-name="T6">(myNeurnet.layers[</text:span><text:span text:style-name="T24">2</text:span><text:span text:style-name="T6">]) <text:s text:c="3"/></text:span></text:p>
      <text:p text:style-name="P16"><text:span text:style-name="T4"><text:s text:c="4"/></text:span></text:p>
      <text:p text:style-name="_31_._20_Level_20_Indent-first_20_line_20_-_3e_"/>
      <text:p text:style-name="P6"/>
      <text:p text:style-name="_31_._20_Level_20_Indent-first_20_line_20_-_3e_"/>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iberation Mono" svg:font-family="'Liberation Mono'" style:font-family-generic="modern" style:font-pitch="fixed"/>
    <style:font-face style:name="Lohit Hindi" svg:font-family="'Lohit Hindi'" style:font-family-generic="modern" style:font-pitch="fixed"/>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Monospace" svg:font-family="Monospace" style:font-family-generic="roman" style:font-pitch="variable"/>
    <style:font-face style:name="Comic Sans MS" svg:font-family="'Comic Sans MS'" style:font-adornments="Bold"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902in" fo:margin-right="0in" fo:line-height="150%" fo:text-align="justify" style:justify-single-word="false" fo:text-indent="0.1575in" style:auto-text-indent="false" text:number-lines="false" text:line-number="0"/>
      <style:text-properties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2311in" style:type="center"/>
          <style:tab-stop style:position="6.4626in" style:type="right"/>
        </style:tab-stops>
      </style:paragraph-properties>
    </style:style>
    <style:style style:name="My_20_Style" style:display-name="My Style" style:family="paragraph" style:master-page-name="">
      <loext:graphic-properties draw:fill-image-width="0in" draw:fill-image-height="0in"/>
      <style:paragraph-properties fo:text-align="start" style:justify-single-word="false" style:page-number="auto" style:shadow="none">
        <style:tab-stops/>
      </style:paragraph-properties>
      <style:text-properties style:font-name="Comic Sans MS" fo:font-family="'Comic Sans MS'" style:font-style-name="Bold" style:font-family-generic="script" style:font-pitch="variable" fo:font-size="12pt" fo:font-weight="normal" fo:background-color="transparent" style:font-size-asian="10.5pt"/>
    </style:style>
    <style:style style:name="Main_20_title" style:display-name="Main title" style:family="paragraph" style:parent-style-name="My_20_Style" style:master-page-name="">
      <style:paragraph-properties fo:margin-top="0in" fo:margin-bottom="0.2799in" loext:contextual-spacing="false" fo:text-align="center" style:justify-single-word="false" style:page-number="auto"/>
      <style:text-properties fo:font-size="24pt" fo:font-weight="bold" style:font-size-asian="10.5pt"/>
    </style:style>
    <style:style style:name="_31_._20_Level_20_Subtitle" style:display-name="1. Level Subtitle" style:family="paragraph" style:parent-style-name="My_20_Style" style:default-outline-level="1" style:list-style-name="Sajat_20_szamozas" style:master-page-name="">
      <style:paragraph-properties fo:margin-top="0.0799in" fo:margin-bottom="0.1598in" loext:contextual-spacing="false" fo:text-align="start" style:justify-single-word="false" fo:keep-together="always" style:page-number="auto" fo:keep-with-next="always">
        <style:tab-stops>
          <style:tab-stop style:position="0.4in"/>
        </style:tab-stops>
      </style:paragraph-properties>
      <style:text-properties fo:font-size="16pt" fo:font-weight="bold" style:font-size-asian="10.5pt"/>
    </style:style>
    <style:style style:name="_32_._20_Level_20_Subtitle" style:display-name="2. Level Subtitle" style:family="paragraph" style:parent-style-name="My_20_Style" style:default-outline-level="2" style:list-style-name="Sajat_20_szamozas" style:master-page-name="">
      <style:paragraph-properties fo:margin-left="0in" fo:margin-right="0in" fo:margin-top="0.0799in" fo:margin-bottom="0.1598in" loext:contextual-spacing="false" fo:text-align="start" style:justify-single-word="false" fo:keep-together="always" fo:text-indent="0in" style:auto-text-indent="false" style:page-number="auto" fo:keep-with-next="always">
        <style:tab-stops>
          <style:tab-stop style:position="0in"/>
          <style:tab-stop style:position="0.7in"/>
        </style:tab-stops>
      </style:paragraph-properties>
      <style:text-properties fo:font-size="16pt" fo:font-weight="bold" style:font-size-asian="10.5pt"/>
    </style:style>
    <style:style style:name="_33_._20_Level_20_Subtitle" style:display-name="3. Level Subtitle" style:family="paragraph" style:parent-style-name="My_20_Style" style:default-outline-level="3" style:list-style-name="Sajat_20_szamozas" style:master-page-name="">
      <style:paragraph-properties fo:margin-left="0.0402in" fo:margin-right="0in" fo:margin-top="0.0799in" fo:margin-bottom="0.1598in" loext:contextual-spacing="false" fo:text-align="start" style:justify-single-word="false" fo:keep-together="always" fo:text-indent="0in" style:auto-text-indent="false" style:page-number="auto" fo:keep-with-next="always">
        <style:tab-stops/>
      </style:paragraph-properties>
      <style:text-properties fo:font-size="16pt" fo:font-weight="bold" style:font-size-asian="10.5pt"/>
    </style:style>
    <style:style style:name="_32_._20_Level_20_Indent-first_20_line_20_-_3e_" style:display-name="2. Level Indent-first line -&gt;" style:family="paragraph" style:parent-style-name="My_20_Style" style:master-page-name="">
      <style:paragraph-properties fo:margin-left="0.3201in" fo:margin-right="0in" fo:text-align="justify" style:justify-single-word="false" fo:keep-together="always" fo:text-indent="0.1in" style:auto-text-indent="false" style:page-number="auto">
        <style:tab-stops/>
      </style:paragraph-properties>
      <style:text-properties fo:background-color="transparent" style:font-size-asian="10.5pt"/>
    </style:style>
    <style:style style:name="_31_._20_Level_20_Indent-first_20_line_20_-_3e_" style:display-name="1. Level Indent-first line -&gt;" style:family="paragraph" style:parent-style-name="My_20_Style">
      <style:paragraph-properties fo:margin-left="0.3201in" fo:margin-right="0in" fo:text-align="justify" style:justify-single-word="false" fo:text-indent="0.1in" style:auto-text-indent="false"/>
      <style:text-properties fo:background-color="transparent"/>
    </style:style>
    <style:style style:name="Console" style:family="paragraph" style:parent-style-name="My_20_Style" style:master-page-name="">
      <loext:graphic-properties draw:fill="solid" draw:fill-color="#eeeeee"/>
      <style:paragraph-properties fo:margin-left="0.3402in" fo:margin-right="0in" fo:margin-top="0in" fo:margin-bottom="0in" loext:contextual-spacing="false" fo:keep-together="always" fo:text-indent="0in" style:auto-text-indent="false" style:page-number="auto" fo:background-color="#eeeeee"/>
      <style:text-properties style:use-window-font-color="true" style:font-name="Ubuntu" fo:font-family="Ubuntu" style:font-style-name="Regular" style:font-pitch="variable" fo:font-weight="normal" fo:background-color="transparent" style:font-size-asian="10.5pt"/>
    </style:style>
    <style:style style:name="Heading_20_2" style:display-name="Heading 2" style:family="paragraph" style:parent-style-name="Heading" style:default-outline-level="2" style:class="text"/>
    <style:style style:name="_33_._20_Level_20_Indent-first_20_line_20_-_3e_" style:display-name="3. Level Indent-first line -&gt;" style:family="paragraph" style:parent-style-name="My_20_Style" style:default-outline-level="" style:list-style-name="" style:master-page-name="">
      <style:paragraph-properties fo:margin-left="0.3201in" fo:margin-right="0in" fo:text-align="justify" style:justify-single-word="false" fo:keep-together="always" fo:text-indent="0.1in" style:auto-text-indent="false" style:page-number="auto">
        <style:tab-stops/>
      </style:paragraph-properties>
      <style:text-properties fo:font-size="12pt" fo:font-weight="normal" style:font-size-asian="10.5pt"/>
    </style:style>
    <style:style style:name="_32_._20_Level_20_Indent-first_20_line_20__3c_-" style:display-name="2. Level Indent-first line &lt;-" style:family="paragraph" style:parent-style-name="My_20_Style" style:master-page-name="">
      <style:paragraph-properties fo:margin-left="0.5201in" fo:margin-right="0in" fo:keep-together="always" fo:text-indent="-0.1201in" style:auto-text-indent="false" style:page-number="auto">
        <style:tab-stops/>
      </style:paragraph-properties>
      <style:text-properties style:font-size-asian="10.5pt"/>
    </style:style>
    <style:style style:name="Heading_20_1" style:display-name="Heading 1" style:family="paragraph" style:parent-style-name="Heading" style:default-outline-level="1" style:class="text"/>
    <style:style style:name="List_20_with_20_explanation" style:display-name="List with explanation" style:family="paragraph" style:parent-style-name="My_20_Style" style:master-page-name="">
      <style:paragraph-properties fo:margin-left="2.5in" fo:margin-right="0in" fo:text-align="justify" style:justify-single-word="false" fo:keep-together="always" fo:text-indent="-2.1598in" style:auto-text-indent="false" style:page-number="auto">
        <style:tab-stops/>
      </style:paragraph-properties>
      <style:text-properties style:font-size-asian="10.5pt"/>
    </style:style>
    <style:style style:name="Numbering_20_Symbols" style:display-name="Numbering Symbols" style:family="text">
      <style:text-properties style:font-name="Comic Sans MS" fo:font-family="'Comic Sans MS'" style:font-style-name="Bold" style:font-family-generic="script" style:font-pitch="variable" fo:font-size="16pt" fo:font-weight="bold" fo:background-color="transparent" style:font-size-asian="9.60000038146973pt" style:font-weight-asian="normal" style:font-size-complex="11pt" style:font-weight-complex="normal" loext:shadow="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roid Sans Mono" fo:font-family="'Droid Sans Mono'" style:font-family-generic="modern" style:font-pitch="fixed" style:font-name-asian="Droid Sans Fallback" style:font-family-asian="'Droid Sans Fallback'" style:font-family-generic-asian="modern" style:font-pitch-asian="fixed" style:font-name-complex="Lohit Hindi"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7in" fo:text-indent="-0.7in" fo:margin-left="0.7in"/>
        </style:list-level-properties>
      </text:outline-level-style>
      <text:outline-level-style text:level="3" style:num-format="1" text:display-levels="3">
        <style:list-level-properties text:list-level-position-and-space-mode="label-alignment">
          <style:list-level-label-alignment text:label-followed-by="listtab" text:list-tab-stop-position="0.7in" fo:text-indent="-0.7in" fo:margin-left="0.7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1.2791in" fo:text-indent="-0.4925in" fo:margin-left="1.279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Numbering_20_3" style:display-name="Numbering 3">
      <text:list-level-style-number text:level="1" text:style-name="Numbering_20_Symbols" style:num-prefix=" " style:num-suffix="."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prefix=" " style:num-suffix="." style:num-format="1" text:start-value="2" text:display-levels="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7252in" fo:text-indent="-1.1811in" fo:margin-left="4.725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9063in" fo:text-indent="-1.1811in" fo:margin-left="5.906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7.0874in" fo:text-indent="-1.1811in" fo:margin-left="7.0874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8.2689in" fo:text-indent="-1.1811in" fo:margin-left="8.268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9.45in" fo:text-indent="-1.1811in" fo:margin-left="9.4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6311in" fo:text-indent="-1.1811in" fo:margin-left="10.631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1.8126in" fo:text-indent="-1.1811in" fo:margin-left="11.8126in"/>
        </style:list-level-properties>
        <style:text-properties style:font-name="StarSymbol"/>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1"/>
      </text:list-level-style-bullet>
    </text:list-style>
    <text:list-style style:name="Sajat_20_szamozas" style:display-name="Sajat szamozas">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listtab"/>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1134in" fo:margin-bottom="0.2618in" fo:margin-left="0.6772in" fo:margin-right="0.385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2744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4T13:10:12</meta:creation-date>
    <dc:date>2018-02-17T00:03:26.041960298</dc:date>
    <meta:editing-duration>P19DT21H37M22S</meta:editing-duration>
    <meta:editing-cycles>1760</meta:editing-cycles>
    <meta:generator>LibreOffice/5.1.6.2$Linux_X86_64 LibreOffice_project/10m0$Build-2</meta:generator>
    <meta:document-statistic meta:table-count="0" meta:image-count="1" meta:object-count="0" meta:page-count="6" meta:paragraph-count="202" meta:word-count="1038" meta:character-count="8676" meta:non-whitespace-character-count="6719"/>
  </office:meta>
</office:document-meta>
</file>